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0.989cm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497cm" fo:min-width="3.194cm" fo:padding-top="0.175cm" fo:padding-bottom="0.175cm" fo:padding-left="0.3cm" fo:padding-right="0.3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281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3.849cm" fo:min-width="2.046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svg:stroke-width="0.2cm" svg:stroke-color="#0084d1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11" style:family="graphic" style:parent-style-name="standard">
      <style:graphic-properties draw:stroke="none" svg:stroke-width="0.06cm" svg:stroke-color="#000000" draw:marker-start-width="0.14cm" draw:marker-end-width="0.14cm" draw:fill="none" draw:fill-color="#ffffff" draw:opacity="100%" draw:fill-image-width="0cm" draw:fill-image-height="0cm" fo:min-height="1.65cm" fo:padding-top="0.175cm" fo:padding-bottom="0.175cm" fo:padding-left="0.3cm" fo:padding-right="0.3cm" draw:shadow="visible" draw:shadow-offset-x="0.1cm" draw:shadow-offset-y="0.1cm" draw:shadow-opacity="100%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1.082cm" fo:min-width="4.08cm" fo:padding-top="0.175cm" fo:padding-bottom="0.175cm" fo:padding-left="0.3cm" fo:padding-right="0.3cm" draw:shadow="visible" draw:shadow-offset-x="0.1cm" draw:shadow-offset-y="0.1cm" draw:shadow-opacity="100%"/>
    </style:style>
    <style:style style:name="gr13" style:family="graphic" style:parent-style-name="standard">
      <style:graphic-properties svg:stroke-width="0.2cm" svg:stroke-color="#ff6633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gr15" style:family="graphic" style:parent-style-name="standard">
      <style:graphic-properties svg:stroke-width="0.2cm" svg:stroke-color="#6b4794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6" style:family="graphic" style:parent-style-name="standard">
      <style:graphic-properties svg:stroke-width="0.2cm" svg:stroke-color="#6b4794" draw:marker-start-width="0.3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7" style:family="graphic" style:parent-style-name="standard">
      <style:graphic-properties svg:stroke-width="0.2cm" svg:stroke-color="#6b4794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18" style:family="graphic" style:parent-style-name="standard">
      <style:graphic-properties svg:stroke-width="0.2cm" svg:stroke-color="#00ae00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9" style:family="graphic" style:parent-style-name="standard">
      <style:graphic-properties svg:stroke-width="0.2cm" svg:stroke-color="#00ae00" draw:marker-start-width="0.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20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21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22" style:family="graphic" style:parent-style-name="standard">
      <style:graphic-properties svg:stroke-color="#800080" draw:textarea-horizontal-align="center" draw:textarea-vertical-align="middle" draw:shadow-color="#6b4794"/>
    </style:style>
    <style:style style:name="gr23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15cm" fo:padding-top="0.175cm" fo:padding-bottom="0.175cm" fo:padding-left="0.3cm" fo:padding-right="0.3cm" draw:shadow="visible" draw:shadow-offset-x="0.1cm" draw:shadow-offset-y="0.1cm" draw:shadow-opacity="100%"/>
    </style:style>
    <style:style style:name="gr24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25" style:family="graphic" style:parent-style-name="standard">
      <style:graphic-properties svg:stroke-color="#00ae00" draw:textarea-horizontal-align="center" draw:textarea-vertical-align="middle" draw:shadow-color="#00ae00"/>
    </style:style>
    <style:style style:name="gr26" style:family="graphic" style:parent-style-name="standard">
      <style:graphic-properties svg:stroke-width="0cm" svg:stroke-color="#ff6633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ff6633" draw:shadow-opacity="100%"/>
    </style:style>
    <style:style style:name="gr27" style:family="graphic" style:parent-style-name="standard">
      <style:graphic-properties svg:stroke-color="#ff6633" draw:textarea-horizontal-align="center" draw:textarea-vertical-align="middle" draw:shadow-color="#ff6633"/>
    </style:style>
    <style:style style:name="gr28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29" style:family="graphic" style:parent-style-name="standard">
      <style:graphic-properties svg:stroke-color="#0084d1" draw:textarea-horizontal-align="center" draw:textarea-vertical-align="middle" draw:shadow-color="#0084d1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b4794"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7" style:family="paragraph">
      <style:paragraph-properties fo:margin-left="0cm" fo:margin-right="0cm" fo:text-indent="0cm"/>
      <style:text-properties fo:color="#00ae00" fo:font-size="14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text-indent="0cm"/>
      <style:text-properties fo:color="#0084d1" fo:font-size="14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align="end" fo:text-indent="0cm">
        <style:tab-stops/>
      </style:paragraph-properties>
    </style:style>
    <style:style style:name="P10" style:family="paragraph">
      <style:paragraph-properties fo:margin-left="0cm" fo:margin-right="0cm" fo:text-align="end" fo:text-indent="0cm">
        <style:tab-stops/>
      </style:paragraph-properties>
      <style:text-properties fo:color="#6b4794" fo:font-size="9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6633" fo:font-size="14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size="9pt" style:font-size-asian="18pt" style:font-size-complex="18pt"/>
    </style:style>
    <style:style style:name="P14" style:family="paragraph">
      <style:paragraph-properties fo:margin-left="0cm" fo:margin-right="0cm" fo:text-align="end" fo:text-indent="0cm">
        <style:tab-stops/>
      </style:paragraph-properties>
      <style:text-properties fo:color="#0084d1" fo:font-size="9pt" style:font-size-asian="12pt" style:font-size-complex="12pt"/>
    </style:style>
    <style:style style:name="T1" style:family="text">
      <style:text-properties fo:color="#6b4794"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color="#993366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94006b" fo:font-size="6pt" style:font-size-asian="6pt" style:font-size-complex="6pt"/>
    </style:style>
    <style:style style:name="T6" style:family="text">
      <style:text-properties fo:color="#00ae00" fo:font-size="14pt" fo:font-weight="bold" style:font-size-asian="18pt" style:font-weight-asian="bold" style:font-size-complex="18pt" style:font-weight-complex="bold"/>
    </style:style>
    <style:style style:name="T7" style:family="text">
      <style:text-properties fo:color="#0084d1" fo:font-size="14pt" fo:font-weight="bold" style:font-size-asian="18pt" style:font-weight-asian="bold" style:font-size-complex="18pt" style:font-weight-complex="bold"/>
    </style:style>
    <style:style style:name="T8" style:family="text">
      <style:text-properties fo:color="#00ae00" fo:font-size="9pt" style:font-size-asian="12pt" style:font-size-complex="12pt"/>
    </style:style>
    <style:style style:name="T9" style:family="text">
      <style:text-properties fo:color="#6b4794" fo:font-size="9pt" style:font-size-asian="12pt" style:font-size-complex="12pt"/>
    </style:style>
    <style:style style:name="T10" style:family="text">
      <style:text-properties fo:color="#ff6633" fo:font-size="14pt" fo:font-weight="bold" style:font-size-asian="18pt" style:font-weight-asian="bold" style:font-size-complex="18pt" style:font-weight-complex="bold"/>
    </style:style>
    <style:style style:name="T11" style:family="text">
      <style:text-properties fo:font-size="9pt" style:font-size-asian="18pt" style:font-size-complex="18pt"/>
    </style:style>
    <style:style style:name="T12" style:family="text">
      <style:text-properties fo:color="#ff6633" fo:font-size="9pt" style:font-size-asian="12pt" style:font-size-complex="12pt"/>
    </style:style>
    <style:style style:name="T13" style:family="text">
      <style:text-properties fo:color="#0084d1" fo:font-size="9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31cm" svg:height="1.629cm" svg:x="0.045cm" svg:y="6.8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4" draw:layer="layout" svg:width="5.706cm" svg:height="1.431cm" svg:x="7.748cm" svg:y="6.222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6cm" svg:x="7.748cm" svg:y="4.354cm">
          <text:p text:style-name="P3"><text:span text:style-name="T2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2.487cm">
          <text:p text:style-name="P3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0.619cm">
          <text:p text:style-name="P3"><text:span text:style-name="T2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241cm" svg:height="1.01cm" svg:x="9.545cm" svg:y="7.99cm">
          <text:p text:style-name="P12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6" draw:layer="layout" svg:width="2.653cm" svg:height="1.419cm" svg:x="1.392cm" svg:y="2.86cm">
          <draw:text-box>
            <text:p text:style-name="P6"><text:span text:style-name="T3">service</text:span><text:span text:style-name="T4"> saveOrder [</text:span></text:p>
            <text:p text:style-name="P6"><text:span text:style-name="T4"><text:s text:c="4"/></text:span><text:span text:style-name="T5">Customer</text:span><text:span text:style-name="T4">;</text:span></text:p>
            <text:p text:style-name="P6"><text:span text:style-name="T4"><text:s text:c="4"/></text:span><text:span text:style-name="T5">Order</text:span><text:span text:style-name="T4">;</text:span></text:p>
            <text:p text:style-name="P6"><text:span text:style-name="T4">]</text:span></text:p>
          </draw:text-box>
        </draw:frame>
        <draw:frame draw:style-name="gr5" draw:text-style-name="P7" draw:layer="layout" svg:width="3.942cm" svg:height="0.99cm" svg:x="0.061cm" svg:y="3.997cm">
          <draw:text-box>
            <text:p text:style-name="P1"><text:span text:style-name="T6">Service Model</text:span></text:p>
          </draw:text-box>
        </draw:frame>
        <draw:frame draw:style-name="gr6" draw:text-style-name="P6" draw:layer="layout" svg:width="2.653cm" svg:height="1.686cm" svg:x="1.392cm" svg:y="0.129cm">
          <draw:text-box>
            <text:p text:style-name="P6"><text:span text:style-name="T3">form</text:span><text:span text:style-name="T4"> OrderForm [</text:span></text:p>
            <text:p text:style-name="P6"><text:span text:style-name="T4"><text:s text:c="4"/></text:span><text:span text:style-name="T5">higth</text:span><text:span text:style-name="T4"> 40;</text:span></text:p>
            <text:p text:style-name="P6"><text:span text:style-name="T4"><text:s text:c="4"/></text:span><text:span text:style-name="T5">type</text:span><text:span text:style-name="T4"> modal;</text:span></text:p>
            <text:p text:style-name="P6"><text:span text:style-name="T4"><text:s text:c="4"/></text:span><text:span text:style-name="T5">widget </text:span><text:span text:style-name="T4">service;</text:span></text:p>
            <text:p text:style-name="P6"><text:span text:style-name="T4">]</text:span></text:p>
          </draw:text-box>
        </draw:frame>
        <draw:frame draw:style-name="gr7" draw:text-style-name="P8" draw:layer="layout" svg:width="5.17cm" svg:height="0.99cm" svg:x="0.021cm" svg:y="1.461cm">
          <draw:text-box>
            <text:p text:style-name="P1"><text:span text:style-name="T7">Presentation Model</text:span></text:p>
          </draw:text-box>
        </draw:frame>
        <draw:frame draw:style-name="gr8" draw:text-style-name="P10" draw:layer="layout" svg:width="3.227cm" svg:height="1.558cm" svg:x="10.21cm" svg:y="4.354cm">
          <draw:text-box>
            <text:p text:style-name="P9"><text:span text:style-name="T8">Business Services</text:span></text:p>
            <text:p text:style-name="P9"><text:span text:style-name="T9">Domain Classes</text:span></text:p>
            <text:p text:style-name="P9"><text:span text:style-name="T9">Business Rules</text:span></text:p>
          </draw:text-box>
        </draw:frame>
        <draw:frame draw:style-name="gr9" draw:text-style-name="P10" draw:layer="layout" svg:width="3.57cm" svg:height="1.889cm" svg:x="9.884cm" svg:y="5.97cm">
          <draw:text-box>
            <text:p text:style-name="P9"><text:span text:style-name="T9">Data Access Objects</text:span></text:p>
            <text:p text:style-name="P9"><text:span text:style-name="T9">Spring configuration</text:span></text:p>
            <text:p text:style-name="P9"><text:span text:style-name="T9">Hibernate mappings</text:span></text:p>
          </draw:text-box>
        </draw:frame>
        <draw:line draw:style-name="gr10" draw:text-style-name="P5" draw:layer="layout" svg:x1="5.045cm" svg:y1="1.36cm" svg:x2="7.045cm" svg:y2="1.36cm">
          <text:p text:style-name="P12"/>
        </draw:line>
        <draw:frame draw:style-name="gr11" draw:text-style-name="P6" draw:layer="layout" svg:width="3.5cm" svg:height="2cm" svg:x="17.545cm" svg:y="1.86cm">
          <draw:text-box>
            <text:p text:style-name="P6"><text:span text:style-name="T3">dto</text:span><text:span text:style-name="T4"> CustomerDTO [</text:span></text:p>
            <text:p text:style-name="P6"><text:span text:style-name="T4"><text:s text:c="4"/></text:span><text:span text:style-name="T5">Customer.</text:span><text:span text:style-name="T4">name;</text:span></text:p>
            <text:p text:style-name="P6"><text:span text:style-name="T4"><text:s text:c="4"/></text:span><text:span text:style-name="T5">Customer.</text:span><text:span text:style-name="T4"> emailAddress;</text:span></text:p>
            <text:p text:style-name="P6"><text:span text:style-name="T4"><text:s text:c="4"/></text:span><text:span text:style-name="T5">Customer.</text:span><text:span text:style-name="T4">age;</text:span></text:p>
            <text:p text:style-name="P6"><text:span text:style-name="T4">]</text:span></text:p>
          </draw:text-box>
        </draw:frame>
        <draw:frame draw:style-name="gr12" draw:text-style-name="P11" draw:layer="layout" svg:width="5.28cm" svg:height="1.432cm" svg:x="16.078cm" svg:y="3.112cm">
          <draw:text-box>
            <text:p text:style-name="P1"><text:span text:style-name="T10">DataContract Model</text:span></text:p>
          </draw:text-box>
        </draw:frame>
        <draw:connector draw:style-name="gr13" draw:text-style-name="P5" draw:layer="layout" draw:type="curve" svg:x1="16.085cm" svg:y1="3.385cm" svg:x2="13.944cm" svg:y2="3.375cm">
          <text:p text:style-name="P12"/>
        </draw:connector>
        <draw:frame draw:style-name="gr14" draw:text-style-name="P13" draw:layer="layout" svg:width="2.502cm" svg:height="0.842cm" svg:x="14.198cm" svg:y="2.108cm">
          <draw:text-box>
            <text:p text:style-name="P12"><text:span text:style-name="T11">generate</text:span></text:p>
          </draw:text-box>
        </draw:frame>
        <draw:frame draw:style-name="gr14" draw:text-style-name="P13" draw:layer="layout" svg:width="2.476cm" svg:height="0.842cm" svg:x="4.324cm" svg:y="5.528cm">
          <draw:text-box>
            <text:p text:style-name="P12"><text:span text:style-name="T11">generate</text:span></text:p>
          </draw:text-box>
        </draw:frame>
        <draw:frame draw:style-name="gr14" draw:text-style-name="P13" draw:layer="layout" svg:width="1.976cm" svg:height="0.842cm" svg:x="4.224cm" svg:y="3.024cm">
          <draw:text-box>
            <text:p text:style-name="P12"><text:span text:style-name="T11">generate</text:span></text:p>
          </draw:text-box>
        </draw:frame>
        <draw:frame draw:style-name="gr8" draw:text-style-name="P10" draw:layer="layout" svg:width="3.896cm" svg:height="1.558cm" svg:x="9.542cm" svg:y="2.454cm">
          <draw:text-box>
            <text:p text:style-name="P9"><text:span text:style-name="T12">Data Transfer Object's</text:span></text:p>
            <text:p text:style-name="P9"><text:span text:style-name="T12">Assemblers</text:span></text:p>
            <text:p text:style-name="P9"><text:span text:style-name="T8">Remote/Local Services</text:span></text:p>
          </draw:text-box>
        </draw:frame>
        <draw:custom-shape draw:style-name="gr3" draw:text-style-name="P5" draw:layer="layout" svg:width="1.546cm" svg:height="0.51cm" svg:x="10.399cm" svg:y="8.76cm">
          <text:p text:style-name="P12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4" draw:layer="layout" svg:width="2.707cm" svg:height="1.558cm" svg:x="10.732cm" svg:y="0.854cm">
          <draw:text-box>
            <text:p text:style-name="P9"><text:span text:style-name="T13">Html</text:span></text:p>
            <text:p text:style-name="P9"><text:span text:style-name="T13">Servlets</text:span></text:p>
          </draw:text-box>
        </draw:frame>
        <draw:connector draw:style-name="gr15" draw:text-style-name="P5" draw:layer="layout" draw:type="curve" svg:x1="4.977cm" svg:y1="6.44cm" svg:x2="7.436cm" svg:y2="7.109cm">
          <text:p text:style-name="P12"/>
        </draw:connector>
        <draw:connector draw:style-name="gr15" draw:text-style-name="P5" draw:layer="layout" draw:type="curve" svg:x1="4.967cm" svg:y1="6.43cm" svg:x2="7.401cm" svg:y2="5.96cm">
          <text:p text:style-name="P12"/>
        </draw:connector>
        <draw:line draw:style-name="gr16" draw:text-style-name="P5" draw:layer="layout" svg:x1="4.545cm" svg:y1="6.424cm" svg:x2="5.423cm" svg:y2="6.424cm">
          <text:p text:style-name="P12"/>
        </draw:line>
        <draw:line draw:style-name="gr17" draw:text-style-name="P5" draw:layer="layout" svg:x1="5.16cm" svg:y1="6.424cm" svg:x2="5.599cm" svg:y2="6.424cm">
          <text:p text:style-name="P12"/>
        </draw:line>
        <draw:connector draw:style-name="gr18" draw:text-style-name="P5" draw:layer="layout" draw:type="curve" svg:x1="4.886cm" svg:y1="3.991cm" svg:x2="7.345cm" svg:y2="4.66cm">
          <text:p text:style-name="P12"/>
        </draw:connector>
        <draw:connector draw:style-name="gr18" draw:text-style-name="P5" draw:layer="layout" draw:type="curve" svg:x1="4.876cm" svg:y1="3.981cm" svg:x2="7.31cm" svg:y2="3.511cm">
          <text:p text:style-name="P12"/>
        </draw:connector>
        <draw:line draw:style-name="gr19" draw:text-style-name="P5" draw:layer="layout" svg:x1="4.454cm" svg:y1="3.975cm" svg:x2="5.332cm" svg:y2="3.975cm">
          <text:p text:style-name="P12"/>
        </draw:line>
        <draw:line draw:style-name="gr20" draw:text-style-name="P5" draw:layer="layout" svg:x1="5.069cm" svg:y1="3.975cm" svg:x2="5.508cm" svg:y2="3.975cm">
          <text:p text:style-name="P12"/>
        </draw:line>
        <draw:g>
          <draw:custom-shape draw:style-name="gr21" draw:text-style-name="P4" draw:id="id1" draw:layer="layout" svg:width="0.434cm" svg:height="0.28cm" svg:x="0.345cm" svg:y="5.76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3" draw:layer="layout" svg:width="0.434cm" svg:height="0.28cm" svg:x="0.583cm" svg:y="6.28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2" draw:layer="layout" svg:width="0.434cm" svg:height="0.28cm" svg:x="1.011cm" svg:y="5.76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2" draw:text-style-name="P5" draw:layer="layout" svg:x1="0.779cm" svg:y1="5.9cm" svg:x2="1.011cm" svg:y2="5.9cm" draw:start-shape="id1" draw:start-glue-point="1" draw:end-shape="id2" draw:end-glue-point="3">
            <text:p text:style-name="P12"/>
          </draw:connector>
          <draw:connector draw:style-name="gr22" draw:text-style-name="P5" draw:layer="layout" svg:x1="1.228cm" svg:y1="6.04cm" svg:x2="1.017cm" svg:y2="6.42cm" draw:start-shape="id2" draw:start-glue-point="2" draw:end-shape="id3" draw:end-glue-point="1">
            <text:p text:style-name="P12"/>
          </draw:connector>
        </draw:g>
        <draw:frame draw:style-name="gr23" draw:text-style-name="P6" draw:layer="layout" svg:width="3.5cm" svg:height="1.686cm" svg:x="1.445cm" svg:y="5.46cm">
          <draw:text-box>
            <text:p text:style-name="P6"><text:span text:style-name="T3">Class</text:span><text:span text:style-name="T4"> Customer [</text:span></text:p>
            <text:p text:style-name="P6"><text:span text:style-name="T4"><text:s text:c="4"/></text:span><text:span text:style-name="T5">string</text:span><text:span text:style-name="T4"> <text:s/>name </text:span><text:span text:style-name="T5">maxLength</text:span><text:span text:style-name="T4"> </text:span></text:p>
            <text:p text:style-name="P6"><text:span text:style-name="T4"><text:s text:c="4"/></text:span><text:span text:style-name="T5">string</text:span><text:span text:style-name="T4"> emailAddress </text:span><text:span text:style-name="T5">regex</text:span></text:p>
            <text:p text:style-name="P6"><text:span text:style-name="T4"><text:s text:c="4"/></text:span><text:span text:style-name="T5">integer</text:span><text:span text:style-name="T4"> age;</text:span></text:p>
            <text:p text:style-name="P6"><text:span text:style-name="T4">]</text:span></text:p>
          </draw:text-box>
        </draw:frame>
        <draw:g>
          <draw:custom-shape draw:style-name="gr24" draw:text-style-name="P4" draw:id="id4" draw:layer="layout" svg:width="0.434cm" svg:height="0.28cm" svg:x="0.345cm" svg:y="3.16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6" draw:layer="layout" svg:width="0.434cm" svg:height="0.28cm" svg:x="0.583cm" svg:y="3.68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5" draw:layer="layout" svg:width="0.434cm" svg:height="0.28cm" svg:x="1.011cm" svg:y="3.16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5" draw:text-style-name="P5" draw:layer="layout" svg:x1="0.779cm" svg:y1="3.3cm" svg:x2="1.011cm" svg:y2="3.3cm" draw:start-shape="id4" draw:start-glue-point="1" draw:end-shape="id5" draw:end-glue-point="3">
            <text:p text:style-name="P12"/>
          </draw:connector>
          <draw:connector draw:style-name="gr25" draw:text-style-name="P5" draw:layer="layout" svg:x1="1.228cm" svg:y1="3.44cm" svg:x2="1.017cm" svg:y2="3.82cm" draw:start-shape="id5" draw:start-glue-point="2" draw:end-shape="id6" draw:end-glue-point="1">
            <text:p text:style-name="P12"/>
          </draw:connector>
        </draw:g>
        <draw:g>
          <draw:custom-shape draw:style-name="gr26" draw:text-style-name="P4" draw:id="id7" draw:layer="layout" svg:width="0.434cm" svg:height="0.28cm" svg:x="16.345cm" svg:y="2.16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9" draw:layer="layout" svg:width="0.434cm" svg:height="0.28cm" svg:x="16.583cm" svg:y="2.68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8" draw:layer="layout" svg:width="0.434cm" svg:height="0.28cm" svg:x="17.011cm" svg:y="2.16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7" draw:text-style-name="P5" draw:layer="layout" svg:x1="16.779cm" svg:y1="2.3cm" svg:x2="17.011cm" svg:y2="2.3cm" draw:start-shape="id7" draw:start-glue-point="1" draw:end-shape="id8" draw:end-glue-point="3">
            <text:p text:style-name="P12"/>
          </draw:connector>
          <draw:connector draw:style-name="gr27" draw:text-style-name="P5" draw:layer="layout" svg:x1="17.228cm" svg:y1="2.44cm" svg:x2="17.017cm" svg:y2="2.82cm" draw:start-shape="id8" draw:start-glue-point="2" draw:end-shape="id9" draw:end-glue-point="1">
            <text:p text:style-name="P12"/>
          </draw:connector>
        </draw:g>
        <draw:g>
          <draw:custom-shape draw:style-name="gr28" draw:text-style-name="P4" draw:id="id10" draw:layer="layout" svg:width="0.434cm" svg:height="0.28cm" svg:x="0.345cm" svg:y="0.46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2" draw:layer="layout" svg:width="0.434cm" svg:height="0.28cm" svg:x="0.583cm" svg:y="0.98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1" draw:layer="layout" svg:width="0.434cm" svg:height="0.28cm" svg:x="1.011cm" svg:y="0.46cm"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text-style-name="P5" draw:layer="layout" svg:x1="0.779cm" svg:y1="0.6cm" svg:x2="1.011cm" svg:y2="0.6cm" draw:start-shape="id10" draw:start-glue-point="1" draw:end-shape="id11" draw:end-glue-point="3">
            <text:p text:style-name="P12"/>
          </draw:connector>
          <draw:connector draw:style-name="gr29" draw:text-style-name="P5" draw:layer="layout" svg:x1="1.228cm" svg:y1="0.74cm" svg:x2="1.017cm" svg:y2="1.12cm" draw:start-shape="id11" draw:start-glue-point="2" draw:end-shape="id12" draw:end-glue-point="1">
            <text:p text:style-name="P12"/>
          </draw:connector>
        </draw:g>
        <draw:frame draw:style-name="gr14" draw:text-style-name="P13" draw:layer="layout" svg:width="1.976cm" svg:height="0.842cm" svg:x="4.824cm" svg:y="0.524cm">
          <draw:text-box>
            <text:p text:style-name="P12"><text:span text:style-name="T11">gener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cm" fo:margin-bottom="0.103cm" fo:margin-left="0.045cm" fo:margin-right="0.081cm" fo:page-width="21.5cm" fo:page-height="9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27T11:48:24</meta:creation-date>
    <dc:date>2008-09-14T14:08:21</dc:date>
    <meta:editing-cycles>46</meta:editing-cycles>
    <meta:editing-duration>PT14H11M47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